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5cm" svg:y="0.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5cm" svg:y1="2.405cm" svg:x2="0.5cm" svg:y2="7.485cm">
          <text:p/>
        </draw:line>
        <draw:frame draw:style-name="gr3" draw:text-style-name="P5" draw:layer="layout" svg:width="6.35cm" svg:height="4.043cm" svg:x="0.5cm" svg:y="3.129cm">
          <draw:text-box>
            <text:p text:style-name="P4"><text:span text:style-name="T2">address</text:span></text:p>
            <text:p text:style-name="P4"><text:span text:style-name="T2">address=</text:span></text:p>
            <text:p text:style-name="P4"><text:span text:style-name="T2">family</text:span></text:p>
            <text:p text:style-name="P4"><text:span text:style-name="T2">family=</text:span></text:p>
            <text:p text:style-name="P4"><text:span text:style-name="T2">init</text:span></text:p>
            <text:p text:style-name="P4"><text:span text:style-name="T2">makeStem</text:span></text:p>
            <text:p text:style-name="P4"><text:span text:style-name="T2">port</text:span></text:p>
            <text:p text:style-name="P4"><text:span text:style-name="T2">port=</text:span></text:p>
          </draw:text-box>
        </draw:frame>
        <draw:line draw:style-name="gr2" draw:text-style-name="P3" draw:layer="layout" svg:x1="6.85cm" svg:y1="7.485cm" svg:x2="0.5cm" svg:y2="7.485cm">
          <text:p/>
        </draw:line>
        <draw:custom-shape draw:style-name="gr1" draw:text-style-name="P2" draw:layer="layout" svg:width="6.35cm" svg:height="0.635cm" svg:x="0.5cm" svg:y="1.77cm">
          <text:p text:style-name="P1"><text:span text:style-name="T1">InetAddres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75cm" svg:y1="1.135cm" svg:x2="3.675cm" svg:y2="1.77cm">
          <text:p/>
        </draw:line>
        <draw:line draw:style-name="gr2" draw:text-style-name="P3" draw:layer="layout" svg:x1="6.85cm" svg:y1="2.405cm" svg:x2="6.85cm" svg:y2="7.4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7.35cm" fo:page-height="7.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09T09:01:49.57</dc:date>
    <meta:editing-cycles>17</meta:editing-cycles>
    <meta:editing-duration>PT00H54M58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